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9-24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8-04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6-10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4-11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2-05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2-10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0-15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8-01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6-05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5-08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3-20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1-24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11-27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9-14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7-06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6-12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4-17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2-21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1-18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1-16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0-14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9-13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8-12 1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7-13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6-07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5-04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3-24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2-25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2-24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2-10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1-03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2-02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0-22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9-30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9-14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8-12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7-12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6-15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5-25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4-14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3-15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2-18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878375" calcext:value-type="float">
            <text:p>16.93878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25584" calcext:value-type="float">
            <text:p>17.47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78485" calcext:value-type="float">
            <text:p>17.8378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9236129032" calcext:value-type="float">
            <text:p>18.31592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434925" calcext:value-type="float">
            <text:p>18.03434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2490322581" calcext:value-type="float">
            <text:p>17.6872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23171612903" calcext:value-type="float">
            <text:p>16.62231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7694545455" calcext:value-type="float">
            <text:p>16.535769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58296" calcext:value-type="float">
            <text:p>16.3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60755" calcext:value-type="float">
            <text:p>16.60607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55448571429" calcext:value-type="float">
            <text:p>17.58554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84797142857" calcext:value-type="float">
            <text:p>18.09847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69552" calcext:value-type="float">
            <text:p>18.71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7937" calcext:value-type="float">
            <text:p>19.3079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6896" calcext:value-type="float">
            <text:p>18.92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222" calcext:value-type="float">
            <text:p>19.683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16531612903" calcext:value-type="float">
            <text:p>19.69165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24348387097" calcext:value-type="float">
            <text:p>19.1124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10309677419" calcext:value-type="float">
            <text:p>18.0810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54100645161" calcext:value-type="float">
            <text:p>17.52541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6000516129" calcext:value-type="float">
            <text:p>17.18600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00711428571" calcext:value-type="float">
            <text:p>16.68007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077125" calcext:value-type="float">
            <text:p>17.60077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93538064516" calcext:value-type="float">
            <text:p>18.00935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4743225806" calcext:value-type="float">
            <text:p>18.62947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47249032258" calcext:value-type="float">
            <text:p>19.29472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7088" calcext:value-type="float">
            <text:p>19.6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00875" calcext:value-type="float">
            <text:p>19.50100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6928516129" calcext:value-type="float">
            <text:p>19.27692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33891764706" calcext:value-type="float">
            <text:p>19.093389176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924" calcext:value-type="float">
            <text:p>17.04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60691612903" calcext:value-type="float">
            <text:p>17.68606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94299354839" calcext:value-type="float">
            <text:p>17.38942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35328" calcext:value-type="float">
            <text:p>17.95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041" calcext:value-type="float">
            <text:p>18.520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97016" calcext:value-type="float">
            <text:p>18.38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41698064516" calcext:value-type="float">
            <text:p>19.20416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64601290323" calcext:value-type="float">
            <text:p>19.21646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15296" calcext:value-type="float">
            <text:p>18.79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09975" calcext:value-type="float">
            <text:p>19.08609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092" calcext:value-type="float">
            <text:p>18.51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4462" calcext:value-type="float">
            <text:p>18.174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62231428571" calcext:value-type="float">
            <text:p>17.89622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47729032258" calcext:value-type="float">
            <text:p>18.1547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2507692308" calcext:value-type="float">
            <text:p>18.56525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7288" calcext:value-type="float">
            <text:p>20.15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59958709677" calcext:value-type="float">
            <text:p>20.24599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440025" calcext:value-type="float">
            <text:p>19.20440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59952" calcext:value-type="float">
            <text:p>18.65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037625" calcext:value-type="float">
            <text:p>18.25037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84744" calcext:value-type="float">
            <text:p>17.30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26066206897" calcext:value-type="float">
            <text:p>16.572606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54475" calcext:value-type="float">
            <text:p>16.9154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863075" calcext:value-type="float">
            <text:p>17.23863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50575483871" calcext:value-type="float">
            <text:p>17.33505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09064" calcext:value-type="float">
            <text:p>17.97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7842580645" calcext:value-type="float">
            <text:p>18.29478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23556" calcext:value-type="float">
            <text:p>18.542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9439" calcext:value-type="float">
            <text:p>17.6094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45078709677" calcext:value-type="float">
            <text:p>17.48450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7864" calcext:value-type="float">
            <text:p>17.01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12215" calcext:value-type="float">
            <text:p>16.63122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11745714286" calcext:value-type="float">
            <text:p>16.69117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4234" calcext:value-type="float">
            <text:p>17.874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15458064516" calcext:value-type="float">
            <text:p>18.0215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9646451613" calcext:value-type="float">
            <text:p>18.71796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97341935484" calcext:value-type="float">
            <text:p>18.8897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06824" calcext:value-type="float">
            <text:p>19.48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642425" calcext:value-type="float">
            <text:p>19.39642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91089032258" calcext:value-type="float">
            <text:p>19.31910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8336" calcext:value-type="float">
            <text:p>19.1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52615" calcext:value-type="float">
            <text:p>18.4752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39216" calcext:value-type="float">
            <text:p>17.86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2490322581" calcext:value-type="float">
            <text:p>17.6872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43095172414" calcext:value-type="float">
            <text:p>18.084309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684175" calcext:value-type="float">
            <text:p>18.92684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4752" calcext:value-type="float">
            <text:p>19.32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98544516129" calcext:value-type="float">
            <text:p>19.67985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91192" calcext:value-type="float">
            <text:p>20.02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96750967742" calcext:value-type="float">
            <text:p>19.71967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2655" calcext:value-type="float">
            <text:p>20.0312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17384" calcext:value-type="float">
            <text:p>19.80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509" calcext:value-type="float">
            <text:p>18.9315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6568" calcext:value-type="float">
            <text:p>18.43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41675" calcext:value-type="float">
            <text:p>17.81241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67925714286" calcext:value-type="float">
            <text:p>18.20679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3731" calcext:value-type="float">
            <text:p>19.1837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4591483871" calcext:value-type="float">
            <text:p>19.55459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38456" calcext:value-type="float">
            <text:p>20.30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8434" calcext:value-type="float">
            <text:p>20.998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3168" calcext:value-type="float">
            <text:p>20.92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58730322581" calcext:value-type="float">
            <text:p>21.15587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154575" calcext:value-type="float">
            <text:p>21.51154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49848" calcext:value-type="float">
            <text:p>20.93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889025" calcext:value-type="float">
            <text:p>20.83889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38" calcext:value-type="float">
            <text:p>19.67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2948" calcext:value-type="float">
            <text:p>18.25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75696551724" calcext:value-type="float">
            <text:p>18.91756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872525" calcext:value-type="float">
            <text:p>19.51872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8629677419" calcext:value-type="float">
            <text:p>20.16586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12002580645" calcext:value-type="float">
            <text:p>20.86120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41950967742" calcext:value-type="float">
            <text:p>21.59419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5344" calcext:value-type="float">
            <text:p>21.97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12475" calcext:value-type="float">
            <text:p>21.4112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6572903226" calcext:value-type="float">
            <text:p>21.16265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20441290323" calcext:value-type="float">
            <text:p>21.22204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48451612903" calcext:value-type="float">
            <text:p>20.0848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9576" calcext:value-type="float">
            <text:p>18.9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51367741936" calcext:value-type="float">
            <text:p>18.4851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279975" calcext:value-type="float">
            <text:p>19.35279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2753548387" calcext:value-type="float">
            <text:p>19.77827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25538064516" calcext:value-type="float">
            <text:p>20.75255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34389677419" calcext:value-type="float">
            <text:p>20.58343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17664516129" calcext:value-type="float">
            <text:p>21.2617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9442580645" calcext:value-type="float">
            <text:p>21.09894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93156129032" calcext:value-type="float">
            <text:p>20.30931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6335" calcext:value-type="float">
            <text:p>19.5466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20072258065" calcext:value-type="float">
            <text:p>18.86200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8366451613" calcext:value-type="float">
            <text:p>18.45583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749" calcext:value-type="float">
            <text:p>18.017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855975" calcext:value-type="float">
            <text:p>19.71855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30343225806" calcext:value-type="float">
            <text:p>20.44303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7964" calcext:value-type="float">
            <text:p>21.04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92864" calcext:value-type="float">
            <text:p>21.51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1873548387" calcext:value-type="float">
            <text:p>21.36018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509275" calcext:value-type="float">
            <text:p>20.93509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74936" calcext:value-type="float">
            <text:p>21.29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025875" calcext:value-type="float">
            <text:p>21.12025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99672" calcext:value-type="float">
            <text:p>20.20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218175" calcext:value-type="float">
            <text:p>19.74218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6511428571" calcext:value-type="float">
            <text:p>19.03465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39275" calcext:value-type="float">
            <text:p>19.52539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21948387097" calcext:value-type="float">
            <text:p>21.0021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3712" calcext:value-type="float">
            <text:p>22.29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80935" calcext:value-type="float">
            <text:p>23.6080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6312" calcext:value-type="float">
            <text:p>24.0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612825" calcext:value-type="float">
            <text:p>23.88612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31607741935" calcext:value-type="float">
            <text:p>24.77316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99571612903" calcext:value-type="float">
            <text:p>24.40995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14340645161" calcext:value-type="float">
            <text:p>23.05143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40498064516" calcext:value-type="float">
            <text:p>22.05404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0464516129" calcext:value-type="float">
            <text:p>21.660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06168275862" calcext:value-type="float">
            <text:p>21.830616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93285" calcext:value-type="float">
            <text:p>22.05932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6469677419" calcext:value-type="float">
            <text:p>22.62864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94727741935" calcext:value-type="float">
            <text:p>23.459472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48567741936" calcext:value-type="float">
            <text:p>23.8648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9991483871" calcext:value-type="float">
            <text:p>24.65999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42825806452" calcext:value-type="float">
            <text:p>24.9242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23425" calcext:value-type="float">
            <text:p>24.73423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16984" calcext:value-type="float">
            <text:p>24.56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833275" calcext:value-type="float">
            <text:p>23.99833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11608" calcext:value-type="float">
            <text:p>22.85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62122857143" calcext:value-type="float">
            <text:p>20.96621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27667096774" calcext:value-type="float">
            <text:p>21.47276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43329032258" calcext:value-type="float">
            <text:p>22.2543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37872" calcext:value-type="float">
            <text:p>22.83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52105806452" calcext:value-type="float">
            <text:p>23.20521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76296" calcext:value-type="float">
            <text:p>23.14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878425" calcext:value-type="float">
            <text:p>23.03878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10625" calcext:value-type="float">
            <text:p>22.56710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5408" calcext:value-type="float">
            <text:p>22.33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2717419355" calcext:value-type="float">
            <text:p>20.63427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56154482759" calcext:value-type="float">
            <text:p>20.965615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387725" calcext:value-type="float">
            <text:p>20.35387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68994285714" calcext:value-type="float">
            <text:p>20.47689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71845" calcext:value-type="float">
            <text:p>20.9071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96157419355" calcext:value-type="float">
            <text:p>20.71961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03856" calcext:value-type="float">
            <text:p>21.83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31" calcext:value-type="float">
            <text:p>22.26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7776" calcext:value-type="float">
            <text:p>22.29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59233548387" calcext:value-type="float">
            <text:p>22.29592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35575" calcext:value-type="float">
            <text:p>21.51535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96265806452" calcext:value-type="float">
            <text:p>21.19962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80129032258" calcext:value-type="float">
            <text:p>21.2180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3296" calcext:value-type="float">
            <text:p>20.7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54859354839" calcext:value-type="float">
            <text:p>20.88548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4945714286" calcext:value-type="float">
            <text:p>21.15649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471175" calcext:value-type="float">
            <text:p>20.93471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3349677419" calcext:value-type="float">
            <text:p>21.27533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54781935484" calcext:value-type="float">
            <text:p>22.17547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61762580645" calcext:value-type="float">
            <text:p>23.33617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5692" calcext:value-type="float">
            <text:p>24.20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64402580645" calcext:value-type="float">
            <text:p>24.68644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64325" calcext:value-type="float">
            <text:p>24.7964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06848" calcext:value-type="float">
            <text:p>24.63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61058064516" calcext:value-type="float">
            <text:p>24.0261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084" calcext:value-type="float">
            <text:p>23.2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531675" calcext:value-type="float">
            <text:p>21.96531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62576551724" calcext:value-type="float">
            <text:p>22.136257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676" calcext:value-type="float">
            <text:p>22.3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4616774194" calcext:value-type="float">
            <text:p>22.38746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57096" calcext:value-type="float">
            <text:p>23.02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623375" calcext:value-type="float">
            <text:p>23.20623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30464516129" calcext:value-type="float">
            <text:p>23.8830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1616" calcext:value-type="float">
            <text:p>23.8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00792258064" calcext:value-type="float">
            <text:p>24.010079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04808" calcext:value-type="float">
            <text:p>23.76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043" calcext:value-type="float">
            <text:p>23.5850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08100645161" calcext:value-type="float">
            <text:p>22.63081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01675" calcext:value-type="float">
            <text:p>22.61301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24303448276" calcext:value-type="float">
            <text:p>22.99243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851225" calcext:value-type="float">
            <text:p>23.14851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373475" calcext:value-type="float">
            <text:p>23.02373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9696" calcext:value-type="float">
            <text:p>23.45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41175" calcext:value-type="float">
            <text:p>24.24941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22872258065" calcext:value-type="float">
            <text:p>24.91228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89225" calcext:value-type="float">
            <text:p>25.42689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420775" calcext:value-type="float">
            <text:p>25.28420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67784" calcext:value-type="float">
            <text:p>25.8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10523636364" calcext:value-type="float">
            <text:p>25.461052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212775" calcext:value-type="float">
            <text:p>23.88212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92830967742" calcext:value-type="float">
            <text:p>22.67928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84408571429" calcext:value-type="float">
            <text:p>22.46844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23254193548" calcext:value-type="float">
            <text:p>22.61232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7200516129" calcext:value-type="float">
            <text:p>22.97720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76904" calcext:value-type="float">
            <text:p>23.22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68820645161" calcext:value-type="float">
            <text:p>23.20688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80784" calcext:value-type="float">
            <text:p>23.53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63127741935" calcext:value-type="float">
            <text:p>24.846312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58167741936" calcext:value-type="float">
            <text:p>23.9258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8856" calcext:value-type="float">
            <text:p>24.17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63651612903" calcext:value-type="float">
            <text:p>24.6263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48504" calcext:value-type="float">
            <text:p>23.36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62807741936" calcext:value-type="float">
            <text:p>23.06628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74231428571" calcext:value-type="float">
            <text:p>23.68742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29535483871" calcext:value-type="float">
            <text:p>24.1229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2415483871" calcext:value-type="float">
            <text:p>24.2424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232" calcext:value-type="float">
            <text:p>24.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05025" calcext:value-type="float">
            <text:p>25.54805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2988" calcext:value-type="float">
            <text:p>26.19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47575" calcext:value-type="float">
            <text:p>27.04747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53386666667" calcext:value-type="float">
            <text:p>27.30533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3184" calcext:value-type="float">
            <text:p>25.9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77535483871" calcext:value-type="float">
            <text:p>24.4277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92075" calcext:value-type="float">
            <text:p>24.1392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6488" calcext:value-type="float">
            <text:p>24.46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139175" calcext:value-type="float">
            <text:p>24.85139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68575" calcext:value-type="float">
            <text:p>25.29868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18175483871" calcext:value-type="float">
            <text:p>25.70181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33605" calcext:value-type="float">
            <text:p>25.3633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72247741935" calcext:value-type="float">
            <text:p>26.047224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07275" calcext:value-type="float">
            <text:p>27.25207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942875" calcext:value-type="float">
            <text:p>25.90942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5024" calcext:value-type="float">
            <text:p>26.2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87357419355" calcext:value-type="float">
            <text:p>25.10873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93504516129" calcext:value-type="float">
            <text:p>24.02935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6572" calcext:value-type="float">
            <text:p>23.62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04805714286" calcext:value-type="float">
            <text:p>23.33048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1690322581" calcext:value-type="float">
            <text:p>23.9051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62681290323" calcext:value-type="float">
            <text:p>23.77626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01136" calcext:value-type="float">
            <text:p>24.48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29174193548" calcext:value-type="float">
            <text:p>25.0629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93032" calcext:value-type="float">
            <text:p>25.81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65637894737" calcext:value-type="float">
            <text:p>25.72656378947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03776" calcext:value-type="float">
            <text:p>27.10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88104" calcext:value-type="float">
            <text:p>25.83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453" calcext:value-type="float">
            <text:p>23.8174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1" calcext:value-type="float">
            <text:p>23.15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36374193548" calcext:value-type="float">
            <text:p>23.2036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291" calcext:value-type="float">
            <text:p>23.28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4923870968" calcext:value-type="float">
            <text:p>23.87449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13169032258" calcext:value-type="float">
            <text:p>24.03131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892" calcext:value-type="float">
            <text:p>24.40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3888516129" calcext:value-type="float">
            <text:p>25.43388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39" calcext:value-type="float">
            <text:p>26.1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3749677419" calcext:value-type="float">
            <text:p>26.16737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19148387097" calcext:value-type="float">
            <text:p>26.3819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9496" calcext:value-type="float">
            <text:p>25.4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64379354839" calcext:value-type="float">
            <text:p>26.21643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44464" calcext:value-type="float">
            <text:p>25.97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56931612903" calcext:value-type="float">
            <text:p>25.34569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7598" calcext:value-type="float">
            <text:p>24.977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7896516129" calcext:value-type="float">
            <text:p>25.49789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88041290323" calcext:value-type="float">
            <text:p>25.77880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80632" calcext:value-type="float">
            <text:p>26.0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2467096774" calcext:value-type="float">
            <text:p>26.45624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28168" calcext:value-type="float">
            <text:p>26.70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58945454546" calcext:value-type="float">
            <text:p>26.495894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14725517241" calcext:value-type="float">
            <text:p>26.601472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9739354839" calcext:value-type="float">
            <text:p>25.17097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70312" calcext:value-type="float">
            <text:p>23.89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01254193548" calcext:value-type="float">
            <text:p>24.06012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9302068965" calcext:value-type="float">
            <text:p>24.0489302068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51411612903" calcext:value-type="float">
            <text:p>23.21514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40015483871" calcext:value-type="float">
            <text:p>23.3640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188" calcext:value-type="float">
            <text:p>24.61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75901935484" calcext:value-type="float">
            <text:p>25.35759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99512" calcext:value-type="float">
            <text:p>25.66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71886451613" calcext:value-type="float">
            <text:p>26.98718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56787096774" calcext:value-type="float">
            <text:p>27.2456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0488" calcext:value-type="float">
            <text:p>27.03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30815483871" calcext:value-type="float">
            <text:p>27.4330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4888" calcext:value-type="float">
            <text:p>26.23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9463225806" calcext:value-type="float">
            <text:p>25.45394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18837142857" calcext:value-type="float">
            <text:p>25.52188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2696516129" calcext:value-type="float">
            <text:p>25.80269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24872258064" calcext:value-type="float">
            <text:p>26.512487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9544" calcext:value-type="float">
            <text:p>26.99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0467096774" calcext:value-type="float">
            <text:p>26.38004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92384" calcext:value-type="float">
            <text:p>26.4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68828387097" calcext:value-type="float">
            <text:p>26.50688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75705806452" calcext:value-type="float">
            <text:p>26.84757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35808" calcext:value-type="float">
            <text:p>26.97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37003870968" calcext:value-type="float">
            <text:p>27.44370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0384" calcext:value-type="float">
            <text:p>27.28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64619354839" calcext:value-type="float">
            <text:p>25.6464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41948571429" calcext:value-type="float">
            <text:p>25.83419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70846451613" calcext:value-type="float">
            <text:p>26.91708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5615483871" calcext:value-type="float">
            <text:p>26.985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64596129032" calcext:value-type="float">
            <text:p>27.17645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081175" calcext:value-type="float">
            <text:p>27.83081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20172903226" calcext:value-type="float">
            <text:p>27.47201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07" calcext:value-type="float">
            <text:p>28.46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525075" calcext:value-type="float">
            <text:p>28.29525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64477419355" calcext:value-type="float">
            <text:p>27.3764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0895" calcext:value-type="float">
            <text:p>25.8620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47685" calcext:value-type="float">
            <text:p>23.6747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63542857143" calcext:value-type="float">
            <text:p>23.6263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034425" calcext:value-type="float">
            <text:p>24.09034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19545" calcext:value-type="float">
            <text:p>24.7819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7783225807" calcext:value-type="float">
            <text:p>25.25277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9825" calcext:value-type="float">
            <text:p>25.269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78908387097" calcext:value-type="float">
            <text:p>25.42789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61525" calcext:value-type="float">
            <text:p>26.25861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421" calcext:value-type="float">
            <text:p>25.8474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0650322581" calcext:value-type="float">
            <text:p>24.59706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886775" calcext:value-type="float">
            <text:p>24.46886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5636129032" calcext:value-type="float">
            <text:p>23.81756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6345" calcext:value-type="float">
            <text:p>24.096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534" calcext:value-type="float">
            <text:p>24.94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994125" calcext:value-type="float">
            <text:p>26.19994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3429677419" calcext:value-type="float">
            <text:p>25.91134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0614193548" calcext:value-type="float">
            <text:p>26.21506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1791" calcext:value-type="float">
            <text:p>26.5217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57837419355" calcext:value-type="float">
            <text:p>26.63578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256425" calcext:value-type="float">
            <text:p>26.61256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7852903226" calcext:value-type="float">
            <text:p>25.61578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5959483871" calcext:value-type="float">
            <text:p>25.16595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3455483871" calcext:value-type="float">
            <text:p>24.943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53094193548" calcext:value-type="float">
            <text:p>26.67530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52725" calcext:value-type="float">
            <text:p>27.45952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4537931034" calcext:value-type="float">
            <text:p>27.791453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56745" calcext:value-type="float">
            <text:p>27.87567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07264516129" calcext:value-type="float">
            <text:p>28.1807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5269677419" calcext:value-type="float">
            <text:p>28.90752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6016" calcext:value-type="float">
            <text:p>29.8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5236129032" calcext:value-type="float">
            <text:p>30.35552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604225" calcext:value-type="float">
            <text:p>30.05604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86025" calcext:value-type="float">
            <text:p>30.88586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64258064516" calcext:value-type="float">
            <text:p>30.3964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234675" calcext:value-type="float">
            <text:p>28.68234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2856516129" calcext:value-type="float">
            <text:p>27.08285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572125" calcext:value-type="float">
            <text:p>26.72572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9867862069" calcext:value-type="float">
            <text:p>26.479867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744925" calcext:value-type="float">
            <text:p>27.59744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16725" calcext:value-type="float">
            <text:p>28.38916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03625806452" calcext:value-type="float">
            <text:p>27.8503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121125" calcext:value-type="float">
            <text:p>28.7412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18701935484" calcext:value-type="float">
            <text:p>29.12187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8755" calcext:value-type="float">
            <text:p>29.86487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54345" calcext:value-type="float">
            <text:p>29.7654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7989677419" calcext:value-type="float">
            <text:p>29.17879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47845" calcext:value-type="float">
            <text:p>28.3747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64301935484" calcext:value-type="float">
            <text:p>27.50643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21525" calcext:value-type="float">
            <text:p>26.86821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1965" calcext:value-type="float">
            <text:p>27.4801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91285" calcext:value-type="float">
            <text:p>28.07912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4789677419" calcext:value-type="float">
            <text:p>28.14247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5105" calcext:value-type="float">
            <text:p>28.4685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61099354839" calcext:value-type="float">
            <text:p>28.92610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6119" calcext:value-type="float">
            <text:p>29.1461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30925" calcext:value-type="float">
            <text:p>29.14430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71870967742" calcext:value-type="float">
            <text:p>28.0071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469475" calcext:value-type="float">
            <text:p>26.89469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13589677419" calcext:value-type="float">
            <text:p>26.80135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472625" calcext:value-type="float">
            <text:p>26.38472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60928" calcext:value-type="float">
            <text:p>27.00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9684" calcext:value-type="float">
            <text:p>27.18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025675" calcext:value-type="float">
            <text:p>27.20025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4936774194" calcext:value-type="float">
            <text:p>27.59649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51065" calcext:value-type="float">
            <text:p>28.6651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88508387097" calcext:value-type="float">
            <text:p>29.29885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9929" calcext:value-type="float">
            <text:p>29.1499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749" calcext:value-type="float">
            <text:p>28.8527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1863225806" calcext:value-type="float">
            <text:p>27.37418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24725" calcext:value-type="float">
            <text:p>27.4024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7212903226" calcext:value-type="float">
            <text:p>25.8657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874075" calcext:value-type="float">
            <text:p>25.73874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90055172414" calcext:value-type="float">
            <text:p>25.93900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4205" calcext:value-type="float">
            <text:p>26.60542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0426" calcext:value-type="float">
            <text:p>27.030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88763870968" calcext:value-type="float">
            <text:p>27.70887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3907" calcext:value-type="float">
            <text:p>28.973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86717419355" calcext:value-type="float">
            <text:p>29.16867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756625" calcext:value-type="float">
            <text:p>30.05756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7155" calcext:value-type="float">
            <text:p>29.7277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99744516129" calcext:value-type="float">
            <text:p>28.25997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7223225807" calcext:value-type="float">
            <text:p>27.09072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182" calcext:value-type="float">
            <text:p>26.221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3544827586" calcext:value-type="float">
            <text:p>26.09035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4488" calcext:value-type="float">
            <text:p>26.7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2557419355" calcext:value-type="float">
            <text:p>27.36425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3832" calcext:value-type="float">
            <text:p>27.60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5509677419" calcext:value-type="float">
            <text:p>28.3375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8404" calcext:value-type="float">
            <text:p>28.37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63321290323" calcext:value-type="float">
            <text:p>27.33633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73132903226" calcext:value-type="float">
            <text:p>28.69731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4928" calcext:value-type="float">
            <text:p>27.7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4189" calcext:value-type="float">
            <text:p>28.9441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5872" calcext:value-type="float">
            <text:p>27.45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97969032258" calcext:value-type="float">
            <text:p>27.10979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51122857143" calcext:value-type="float">
            <text:p>27.40511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914" calcext:value-type="float">
            <text:p>25.981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608" calcext:value-type="float">
            <text:p>27.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60710588235" calcext:value-type="float">
            <text:p>27.8660710588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77508571429" calcext:value-type="float">
            <text:p>28.37775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2119483871" calcext:value-type="float">
            <text:p>28.73211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61390967742" calcext:value-type="float">
            <text:p>28.76613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44544" calcext:value-type="float">
            <text:p>28.32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95081290323" calcext:value-type="float">
            <text:p>26.83950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78064" calcext:value-type="float">
            <text:p>26.18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1976774194" calcext:value-type="float">
            <text:p>26.75219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91211034483" calcext:value-type="float">
            <text:p>27.179121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07032727273" calcext:value-type="float">
            <text:p>27.170703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79832" calcext:value-type="float">
            <text:p>26.68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03288" calcext:value-type="float">
            <text:p>27.37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5143225806" calcext:value-type="float">
            <text:p>28.09351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14" calcext:value-type="float">
            <text:p>28.0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29597419355" calcext:value-type="float">
            <text:p>27.66295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73161290323" calcext:value-type="float">
            <text:p>26.8273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19824" calcext:value-type="float">
            <text:p>27.34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5850322581" calcext:value-type="float">
            <text:p>25.32858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3492" calcext:value-type="float">
            <text:p>25.65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50696774194" calcext:value-type="float">
            <text:p>24.5850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69285714286" calcext:value-type="float">
            <text:p>23.8669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59380645161" calcext:value-type="float">
            <text:p>24.0359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1095483871" calcext:value-type="float">
            <text:p>25.1110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2132" calcext:value-type="float">
            <text:p>26.20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22735483871" calcext:value-type="float">
            <text:p>26.3022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7856" calcext:value-type="float">
            <text:p>26.7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99883870968" calcext:value-type="float">
            <text:p>26.6999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9212903226" calcext:value-type="float">
            <text:p>25.9419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372" calcext:value-type="float">
            <text:p>24.6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4903225806" calcext:value-type="float">
            <text:p>25.9964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93414285714" calcext:value-type="float">
            <text:p>26.29934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9406451613" calcext:value-type="float">
            <text:p>25.7649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99896774194" calcext:value-type="float">
            <text:p>25.8499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644" calcext:value-type="float">
            <text:p>26.99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2913548387" calcext:value-type="float">
            <text:p>27.90729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9492" calcext:value-type="float">
            <text:p>27.93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29870967742" calcext:value-type="float">
            <text:p>28.6929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9832258064" calcext:value-type="float">
            <text:p>28.95698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074" calcext:value-type="float">
            <text:p>28.78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44516129032" calcext:value-type="float">
            <text:p>27.8744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7" calcext:value-type="float">
            <text:p>26.68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54258064516" calcext:value-type="float">
            <text:p>26.2054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50914285714" calcext:value-type="float">
            <text:p>26.5850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71419354839" calcext:value-type="float">
            <text:p>27.2771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5992" calcext:value-type="float">
            <text:p>29.1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6776774194" calcext:value-type="float">
            <text:p>30.21167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908" calcext:value-type="float">
            <text:p>31.01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8503225806" calcext:value-type="float">
            <text:p>30.7818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98051612903" calcext:value-type="float">
            <text:p>29.2898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1492" calcext:value-type="float">
            <text:p>28.70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913625" calcext:value-type="float">
            <text:p>27.37913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0296" calcext:value-type="float">
            <text:p>26.98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81832258064" calcext:value-type="float">
            <text:p>27.12818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22937931034" calcext:value-type="float">
            <text:p>26.892293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20412903226" calcext:value-type="float">
            <text:p>26.9020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2993548387" calcext:value-type="float">
            <text:p>27.9712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052" calcext:value-type="float">
            <text:p>28.86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1096774194" calcext:value-type="float">
            <text:p>29.0961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0090322581" calcext:value-type="float">
            <text:p>29.1020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88232258064" calcext:value-type="float">
            <text:p>28.43882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82728" calcext:value-type="float">
            <text:p>27.93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49780645161" calcext:value-type="float">
            <text:p>27.7849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5616" calcext:value-type="float">
            <text:p>27.93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04722580645" calcext:value-type="float">
            <text:p>27.9904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75914285714" calcext:value-type="float">
            <text:p>27.5375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43070967742" calcext:value-type="float">
            <text:p>27.8243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96851612903" calcext:value-type="float">
            <text:p>28.3296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82424" calcext:value-type="float">
            <text:p>29.16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9303225806" calcext:value-type="float">
            <text:p>28.7549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196" calcext:value-type="float">
            <text:p>29.6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4149677419" calcext:value-type="float">
            <text:p>29.91641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38761290323" calcext:value-type="float">
            <text:p>29.7838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9668" calcext:value-type="float">
            <text:p>28.83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1083870968" calcext:value-type="float">
            <text:p>27.6601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5248" calcext:value-type="float">
            <text:p>27.7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4735483871" calcext:value-type="float">
            <text:p>27.564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64242857143" calcext:value-type="float">
            <text:p>27.99642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7212903226" calcext:value-type="float">
            <text:p>28.1517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5008" calcext:value-type="float">
            <text:p>28.3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9019354839" calcext:value-type="float">
            <text:p>28.7859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8796" calcext:value-type="float">
            <text:p>29.22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80861935484" calcext:value-type="float">
            <text:p>30.08808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61716129032" calcext:value-type="float">
            <text:p>30.2061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7909677419" calcext:value-type="float">
            <text:p>28.7337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2912" calcext:value-type="float">
            <text:p>27.3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1255483871" calcext:value-type="float">
            <text:p>26.391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49528571429" calcext:value-type="float">
            <text:p>26.56495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8606451613" calcext:value-type="float">
            <text:p>25.8868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1780645161" calcext:value-type="float">
            <text:p>25.9561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47483870968" calcext:value-type="float">
            <text:p>26.6847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9452173913" calcext:value-type="float">
            <text:p>26.759452173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6392" calcext:value-type="float">
            <text:p>28.50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9176" calcext:value-type="float">
            <text:p>27.1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4193548387" calcext:value-type="float">
            <text:p>26.6454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58670967742" calcext:value-type="float">
            <text:p>25.0658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17765517241" calcext:value-type="float">
            <text:p>24.46177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0993548387" calcext:value-type="float">
            <text:p>23.7040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58683870968" calcext:value-type="float">
            <text:p>24.2158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9284" calcext:value-type="float">
            <text:p>25.25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9009032258" calcext:value-type="float">
            <text:p>26.03690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32980645161" calcext:value-type="float">
            <text:p>25.7732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61272258064" calcext:value-type="float">
            <text:p>25.156127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5384" calcext:value-type="float">
            <text:p>25.8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1496774194" calcext:value-type="float">
            <text:p>25.2251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7703225807" calcext:value-type="float">
            <text:p>22.5217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82114285714" calcext:value-type="float">
            <text:p>24.8782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6103225806" calcext:value-type="float">
            <text:p>24.6706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6516129032" calcext:value-type="float">
            <text:p>26.0456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98464" calcext:value-type="float">
            <text:p>27.26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4683870968" calcext:value-type="float">
            <text:p>27.4924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06" calcext:value-type="float">
            <text:p>27.4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87835294118" calcext:value-type="float">
            <text:p>27.9187835294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87664516129" calcext:value-type="float">
            <text:p>27.7387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7156" calcext:value-type="float">
            <text:p>27.53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90967741935" calcext:value-type="float">
            <text:p>27.3090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1376" calcext:value-type="float">
            <text:p>25.7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38361290323" calcext:value-type="float">
            <text:p>25.6538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66752" calcext:value-type="float">
            <text:p>25.36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1904516129" calcext:value-type="float">
            <text:p>25.561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96477419355" calcext:value-type="float">
            <text:p>26.3096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7284" calcext:value-type="float">
            <text:p>27.03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73212903226" calcext:value-type="float">
            <text:p>27.2373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8752" calcext:value-type="float">
            <text:p>27.0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37703225806" calcext:value-type="float">
            <text:p>27.0937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7282580645" calcext:value-type="float">
            <text:p>26.22872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76064516129" calcext:value-type="float">
            <text:p>26.0776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7428" calcext:value-type="float">
            <text:p>24.88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20567741935" calcext:value-type="float">
            <text:p>24.32205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76271428571" calcext:value-type="float">
            <text:p>24.55762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94036363636" calcext:value-type="float">
            <text:p>24.66940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24825806452" calcext:value-type="float">
            <text:p>25.7624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07296" calcext:value-type="float">
            <text:p>26.3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82180645161" calcext:value-type="float">
            <text:p>27.0382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5348" calcext:value-type="float">
            <text:p>27.29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30632258064" calcext:value-type="float">
            <text:p>28.07306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3187096774" calcext:value-type="float">
            <text:p>27.4133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196" calcext:value-type="float">
            <text:p>26.2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9828571429" calcext:value-type="float">
            <text:p>25.2809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54464516129" calcext:value-type="float">
            <text:p>24.0354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0068965517" calcext:value-type="float">
            <text:p>24.13700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55212903226" calcext:value-type="float">
            <text:p>24.2655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02464516129" calcext:value-type="float">
            <text:p>24.3402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52727272727" calcext:value-type="float">
            <text:p>25.21527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5616" calcext:value-type="float">
            <text:p>25.3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38085714286" calcext:value-type="float">
            <text:p>25.5738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2575483871" calcext:value-type="float">
            <text:p>25.5225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1544" calcext:value-type="float">
            <text:p>25.5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42374193548" calcext:value-type="float">
            <text:p>24.1942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792" calcext:value-type="float">
            <text:p>23.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1883870968" calcext:value-type="float">
            <text:p>23.7281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7825" calcext:value-type="float">
            <text:p>24.507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877" calcext:value-type="float">
            <text:p>24.448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036" calcext:value-type="float">
            <text:p>24.92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91458064516" calcext:value-type="float">
            <text:p>25.4891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0692" calcext:value-type="float">
            <text:p>26.11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27935483871" calcext:value-type="float">
            <text:p>26.652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84864516129" calcext:value-type="float">
            <text:p>25.4984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5016" calcext:value-type="float">
            <text:p>26.9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7922580645" calcext:value-type="float">
            <text:p>27.1217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1152" calcext:value-type="float">
            <text:p>24.7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79793548387" calcext:value-type="float">
            <text:p>24.2679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7042857143" calcext:value-type="float">
            <text:p>24.90270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92219354839" calcext:value-type="float">
            <text:p>24.8692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55161290323" calcext:value-type="float">
            <text:p>23.8555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4152" calcext:value-type="float">
            <text:p>24.5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34374193548" calcext:value-type="float">
            <text:p>25.4134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7172" calcext:value-type="float">
            <text:p>25.88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44180645161" calcext:value-type="float">
            <text:p>27.1144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7714285714" calcext:value-type="float">
            <text:p>27.0727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14272" calcext:value-type="float">
            <text:p>26.81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0787096774" calcext:value-type="float">
            <text:p>26.2550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5928" calcext:value-type="float">
            <text:p>25.5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2606451613" calcext:value-type="float">
            <text:p>24.5152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57557142857" calcext:value-type="float">
            <text:p>23.73575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42438709677" calcext:value-type="float">
            <text:p>23.7542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34851612903" calcext:value-type="float">
            <text:p>24.4434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2128" calcext:value-type="float">
            <text:p>24.66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7160516129" calcext:value-type="float">
            <text:p>26.46716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82" calcext:value-type="float">
            <text:p>26.2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7495483871" calcext:value-type="float">
            <text:p>26.7874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86361290323" calcext:value-type="float">
            <text:p>25.9586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28173333333" calcext:value-type="float">
            <text:p>26.01281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03808695652" calcext:value-type="float">
            <text:p>25.410380869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469" calcext:value-type="float">
            <text:p>24.824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73388387097" calcext:value-type="float">
            <text:p>23.29733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20088275862" calcext:value-type="float">
            <text:p>23.062008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3323870968" calcext:value-type="float">
            <text:p>22.97533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6516129032" calcext:value-type="float">
            <text:p>23.3786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2436" calcext:value-type="float">
            <text:p>24.06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9143225806" calcext:value-type="float">
            <text:p>25.19791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21928" calcext:value-type="float">
            <text:p>25.01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26462222222" calcext:value-type="float">
            <text:p>25.772646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69375483871" calcext:value-type="float">
            <text:p>24.75693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834" calcext:value-type="float">
            <text:p>24.81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2365" calcext:value-type="float">
            <text:p>26.5423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4709" calcext:value-type="float">
            <text:p>24.2147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2975" calcext:value-type="float">
            <text:p>23.802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38144" calcext:value-type="float">
            <text:p>23.20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8785714286" calcext:value-type="float">
            <text:p>24.60987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9062068966" calcext:value-type="float">
            <text:p>25.38090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69114285714" calcext:value-type="float">
            <text:p>25.9069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63572413793" calcext:value-type="float">
            <text:p>26.29635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757" calcext:value-type="float">
            <text:p>26.277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2574285714" calcext:value-type="float">
            <text:p>25.62725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5716129032" calcext:value-type="float">
            <text:p>25.4055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96802580645" calcext:value-type="float">
            <text:p>23.93968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7857142857" calcext:value-type="float">
            <text:p>24.3567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0248516129" calcext:value-type="float">
            <text:p>22.98024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4949677419" calcext:value-type="float">
            <text:p>24.84149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81672727273" calcext:value-type="float">
            <text:p>25.16816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204" calcext:value-type="float">
            <text:p>25.8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1584" calcext:value-type="float">
            <text:p>25.57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48028571429" calcext:value-type="float">
            <text:p>25.3648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25058064516" calcext:value-type="float">
            <text:p>25.7025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66666666667" calcext:value-type="float">
            <text:p>23.7066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59858064516" calcext:value-type="float">
            <text:p>23.0659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9857142857" calcext:value-type="float">
            <text:p>23.2899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0127483871" calcext:value-type="float">
            <text:p>22.70012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11082857143" calcext:value-type="float">
            <text:p>22.80110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77414285714" calcext:value-type="float">
            <text:p>24.92774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25904" calcext:value-type="float">
            <text:p>25.60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34871428571" calcext:value-type="float">
            <text:p>25.72348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17654193548" calcext:value-type="float">
            <text:p>25.75176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22" calcext:value-type="float">
            <text:p>26.3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114" calcext:value-type="float">
            <text:p>24.36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128" calcext:value-type="float">
            <text:p>24.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78864516129" calcext:value-type="float">
            <text:p>24.5078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23574193548" calcext:value-type="float">
            <text:p>24.3923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80592" calcext:value-type="float">
            <text:p>25.51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48688" calcext:value-type="float">
            <text:p>26.8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4068" calcext:value-type="float">
            <text:p>27.21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01612903226" calcext:value-type="float">
            <text:p>27.1001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5806451613" calcext:value-type="float">
            <text:p>25.9325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44628571429" calcext:value-type="float">
            <text:p>26.4544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96129032258" calcext:value-type="float">
            <text:p>26.3996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5516" calcext:value-type="float">
            <text:p>25.84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12872258064" calcext:value-type="float">
            <text:p>24.531287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4510769231" calcext:value-type="float">
            <text:p>24.124451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21765517241" calcext:value-type="float">
            <text:p>23.85217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41568" calcext:value-type="float">
            <text:p>24.72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3243870968" calcext:value-type="float">
            <text:p>25.95932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06688" calcext:value-type="float">
            <text:p>26.28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05047272727" calcext:value-type="float">
            <text:p>26.690504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3393548387" calcext:value-type="float">
            <text:p>25.6243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11230967742" calcext:value-type="float">
            <text:p>25.97112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7008" calcext:value-type="float">
            <text:p>23.61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55464827586" calcext:value-type="float">
            <text:p>23.435546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55577142857" calcext:value-type="float">
            <text:p>23.67555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42008" calcext:value-type="float">
            <text:p>24.31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663264" calcext:value-type="float">
            <text:p>25.056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40897777778" calcext:value-type="float">
            <text:p>25.074089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8632" calcext:value-type="float">
            <text:p>25.21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835648" calcext:value-type="float">
            <text:p>25.468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9336" calcext:value-type="float">
            <text:p>25.32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33504" calcext:value-type="float">
            <text:p>25.33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27447741935" calcext:value-type="float">
            <text:p>24.492744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5392" calcext:value-type="float">
            <text:p>23.0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60681290323" calcext:value-type="float">
            <text:p>22.17606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77862857143" calcext:value-type="float">
            <text:p>21.36778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6960516129" calcext:value-type="float">
            <text:p>21.05696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03649032258" calcext:value-type="float">
            <text:p>22.51036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50408" calcext:value-type="float">
            <text:p>22.14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3775483871" calcext:value-type="float">
            <text:p>23.6937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25824" calcext:value-type="float">
            <text:p>24.423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45901935484" calcext:value-type="float">
            <text:p>24.21459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24391111111" calcext:value-type="float">
            <text:p>24.482439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443328" calcext:value-type="float">
            <text:p>23.644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26144" calcext:value-type="float">
            <text:p>22.49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5824" calcext:value-type="float">
            <text:p>21.98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24794482759" calcext:value-type="float">
            <text:p>21.782479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6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5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21951304348" calcext:value-type="float">
            <text:p>22.632195130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5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21922580645" calcext:value-type="float">
            <text:p>22.7021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5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2900645161" calcext:value-type="float">
            <text:p>22.28029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5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790848" calcext:value-type="float">
            <text:p>23.407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5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5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6075862069" calcext:value-type="float">
            <text:p>21.2860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5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6296774194" calcext:value-type="float">
            <text:p>19.9216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5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24454285714" calcext:value-type="float">
            <text:p>19.89244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5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24764444444" calcext:value-type="float">
            <text:p>20.632476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5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3780645161" calcext:value-type="float">
            <text:p>21.0793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5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57816" calcext:value-type="float">
            <text:p>21.31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5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98451612903" calcext:value-type="float">
            <text:p>21.9898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5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29728" calcext:value-type="float">
            <text:p>22.36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5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97058064516" calcext:value-type="float">
            <text:p>22.3497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5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45901818182" calcext:value-type="float">
            <text:p>21.624590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5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85189090909" calcext:value-type="float">
            <text:p>21.608518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5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41794285714" calcext:value-type="float">
            <text:p>20.30417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5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47931428571" calcext:value-type="float">
            <text:p>19.15479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5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456896" calcext:value-type="float">
            <text:p>19.30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5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76534736842" calcext:value-type="float">
            <text:p>20.1676534736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5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1188" calcext:value-type="float">
            <text:p>19.41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5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5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28862222222" calcext:value-type="float">
            <text:p>20.072886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5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5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68304" calcext:value-type="float">
            <text:p>21.42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5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6108" calcext:value-type="float">
            <text:p>21.94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5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5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93984" calcext:value-type="float">
            <text:p>21.39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5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4816" calcext:value-type="float">
            <text:p>20.82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5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11284" calcext:value-type="float">
            <text:p>20.001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5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42457142857" calcext:value-type="float">
            <text:p>19.2742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5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1578181818" calcext:value-type="float">
            <text:p>19.412157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5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54137142857" calcext:value-type="float">
            <text:p>19.47541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5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3777142857" calcext:value-type="float">
            <text:p>19.56837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5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1827" calcext:value-type="float">
            <text:p>19.9518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5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81786666667" calcext:value-type="float">
            <text:p>20.81817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5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55941052632" calcext:value-type="float">
            <text:p>20.81559410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5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3364" calcext:value-type="float">
            <text:p>20.903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5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64097142857" calcext:value-type="float">
            <text:p>20.58640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5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40856" calcext:value-type="float">
            <text:p>20.95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5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5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2304" calcext:value-type="float">
            <text:p>19.67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5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55579354839" calcext:value-type="float">
            <text:p>19.17555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5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03006153846" calcext:value-type="float">
            <text:p>18.700300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5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37376" calcext:value-type="float">
            <text:p>18.42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5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6366451613" calcext:value-type="float">
            <text:p>18.76063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5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9976" calcext:value-type="float">
            <text:p>18.97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5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13912" calcext:value-type="float">
            <text:p>19.41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5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45792" calcext:value-type="float">
            <text:p>19.26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5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85505454545" calcext:value-type="float">
            <text:p>19.298550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433081042701</text:p>
          </table:table-cell>
          <table:table-cell office:value-type="string" calcext:value-type="string">
            <text:p>195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11583448276" calcext:value-type="float">
            <text:p>18.911158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2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12" meta:object-count="0"/>
    <meta:user-defined meta:name="AppVersion">3.0</meta:user-defined>
  </office:meta>
</office:document-meta>
</file>